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1">
      <style:text-properties officeooo:rsid="0015d819" officeooo:paragraph-rsid="0015d819"/>
    </style:style>
    <style:style style:name="P4" style:family="paragraph" style:parent-style-name="Text_20_body" style:list-style-name="L1">
      <style:paragraph-properties fo:margin-top="0in" fo:margin-bottom="0in" style:contextual-spacing="false"/>
      <style:text-properties officeooo:paragraph-rsid="0015d819"/>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1">
      <style:paragraph-properties fo:margin-top="0in" fo:margin-bottom="0in" style:contextual-spacing="false"/>
      <style:text-properties officeooo:rsid="0015d819" officeooo:paragraph-rsid="0015d819"/>
    </style:style>
    <style:style style:name="P7" style:family="paragraph" style:parent-style-name="Text_20_body" style:list-style-name="L3">
      <style:paragraph-properties fo:margin-top="0in" fo:margin-bottom="0in" style:contextual-spacing="false"/>
      <style:text-properties officeooo:rsid="0015d819" officeooo:paragraph-rsid="0015d819"/>
    </style:style>
    <style:style style:name="T1" style:family="text">
      <style:text-properties fo:font-weight="bold"/>
    </style:style>
    <style:style style:name="T2" style:family="text">
      <style:text-properties fo:font-style="italic"/>
    </style:style>
    <style:style style:name="T3" style:family="text">
      <style:text-properties officeooo:rsid="0015d81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Rule_of_Three"/>Rule of Three</text:h>
      <text:p text:style-name="Text_20_body">The <text:span text:style-name="T1">rule of three</text:span> (also known as the Law of The Big Three or The Big Three) is a <text:span text:style-name="T3">rule of thumb </text:span>in <text:span text:style-name="T3">C++</text:span> that claims that if a <text:span text:style-name="T3">class defines</text:span> one of the following it should probably explicitly define all three:</text:p>
      <text:list xml:id="list2270110786371000222" text:style-name="L1">
        <text:list-item>
          <text:p text:style-name="P6">destructor</text:p>
        </text:list-item>
        <text:list-item>
          <text:p text:style-name="P4"><text:span text:style-name="T3">copy constructor</text:span></text:p>
        </text:list-item>
        <text:list-item>
          <text:p text:style-name="P3">copy assignment operator</text:p>
        </text:list-item>
      </text:list>
      <text:p text:style-name="Text_20_body">These three functions are <text:span text:style-name="T3">special member functions</text:span>. If one of these functions is used without first being declared by the programmer it will be implicitly implemented by the compiler with the default semantics of performing the said operation on all the members of the class. The default semantics are:</text:p>
      <text:list xml:id="list6254335406167302986" text:style-name="L2">
        <text:list-item>
          <text:p text:style-name="P5"><text:span text:style-name="T1">Destructor</text:span> – Call the destructors of all the object's class-type members </text:p>
        </text:list-item>
        <text:list-item>
          <text:p text:style-name="P5"><text:span text:style-name="T1">Copy constructor</text:span> – Construct all the object's members from the corresponding members of the copy constructor's argument, calling the copy constructors of the object's class-type members, and doing a plain assignment of all non-class type (e.g., <text:span text:style-name="T2">int</text:span> or pointer) data members </text:p>
        </text:list-item>
        <text:list-item>
          <text:p text:style-name="P1"><text:span text:style-name="T1">Copy assignment operator</text:span> – Assign all the object's members from the corresponding members of the assignment operator's argument, calling the copy assignment operators of the object's class-type members, and doing a plain assignment of all non-class type (e.g. <text:span text:style-name="T2">int</text:span> or pointer) data members. </text:p>
        </text:list-item>
      </text:list>
      <text:p text:style-name="Text_20_body">The Rule of Three claims that if one of these had to be defined by the programmer, it means that the compiler-generated version does not fit the needs of the class in one case and it will probably not fit in the other cases either. The term "Rule of three" was coined by Marshall Cline in 1991.</text:p>
      <text:p text:style-name="Text_20_body">An amendment to this rule is that if <text:span text:style-name="T3">Resource Acquisition Is Initialization</text:span> (RAII) is used for the class members, the destructor may be left undefined (also known as The Law of The Big Two<text:span text:style-name="T3">).</text:span></text:p>
      <text:p text:style-name="Text_20_body">Because implicitly-generated constructors and assignment operators simply copy all class data members, one should define <text:span text:style-name="T3">explicit copy constructors </text:span>and <text:span text:style-name="T3">copy assignment operators</text:span> for classes that encapsulate complex data structures or have external references such as pointers, since only the pointer gets copied, not the object it points to. In the case that this default behavior is actually the intended behavior, an explicit declaration can prevent ambiguity.</text:p>
      <text:h text:style-name="Heading_20_2" text:outline-level="2"><text:bookmark text:name="Rule_of_5"/>Rule of 5</text:h>
      <text:p text:style-name="Text_20_body">With the advent of <text:span text:style-name="T3">C++11</text:span> the rule of three probably needs to be broadened to <text:span text:style-name="T2">the rule of five</text:span> as <text:span text:style-name="T3">C++11 </text:span>implements <text:span text:style-name="T2">move semantics</text:span>, allowing destination objects to <text:span text:style-name="T2">grab</text:span> (or <text:span text:style-name="T2">steal</text:span>) data from temporary objects. The following example also shows the new moving members: move constructor and move assignment operator. Consequently, for <text:span text:style-name="T2">the rule of five</text:span> we have the following <text:span text:style-name="T2">special members</text:span>:</text:p>
      <text:list xml:id="list4155428170953527713" text:style-name="L3">
        <text:list-item>
          <text:p text:style-name="P7">destructor</text:p>
        </text:list-item>
        <text:list-item>
          <text:p text:style-name="P7">copy constructor</text:p>
        </text:list-item>
        <text:list-item>
          <text:p text:style-name="P7"><text:soft-page-break/>move constructor</text:p>
        </text:list-item>
        <text:list-item>
          <text:p text:style-name="P7">copy assignment operator</text:p>
        </text:list-item>
        <text:list-item>
          <text:p text:style-name="P2">move assignment operator</text:p>
        </text:list-item>
      </text:list>
      <text:p text:style-name="Text_20_body">Note also that situations exist where classes may need destructors, but cannot sensibly implement copy and move constructors and copy and move assignment operators. This happens, for example, when the base class does not support these latter <text:span text:style-name="T2">Big Four</text:span> members, but the derived class's constructor allocates memory for its own use. In C++11, this can be simplified by explicitly specifying the five members as defaul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4:46:07.894042413</meta:creation-date>
    <dc:date>2015-03-19T15:21:15.053541920</dc:date>
    <meta:editing-duration>P0D</meta:editing-duration>
    <meta:editing-cycles>2</meta:editing-cycles>
    <meta:generator>LibreOffice/4.2.7.2$Linux_X86_64 LibreOffice_project/420m0$Build-2</meta:generator>
    <meta:document-statistic meta:table-count="0" meta:image-count="0" meta:object-count="0" meta:page-count="2" meta:paragraph-count="20" meta:word-count="501" meta:character-count="3064" meta:non-whitespace-character-count="2588"/>
  </office:meta>
</office:document-meta>
</file>